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65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shapes>
          <draw:frame draw:z-index="0" draw:style-name="gr1" draw:text-style-name="P1" svg:width="9.6457in" svg:height="5.0929in" svg:x="3.1177in" svg:y="0.0417in">
            <draw:object draw:notify-on-update-of-ranges="output.B1:output.B1 output.B2:output.B110 output.C1:output.C1 output.C2:output.C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A</text:p>
          </table:table-cell>
        </table:table-row>
        <table:table-row table:style-name="ro1">
          <table:table-cell table:style-name="ce1" office:value-type="float" office:value="1627652703829" calcext:value-type="float">
            <text:p>1627652703829</text:p>
          </table:table-cell>
          <table:table-cell table:number-columns-repeated="2" office:value-type="float" office:value="38886.65" calcext:value-type="float">
            <text:p>38886.65</text:p>
          </table:table-cell>
        </table:table-row>
        <table:table-row table:style-name="ro1">
          <table:table-cell office:value-type="float" office:value="1627652764209" calcext:value-type="float">
            <text:p>1627652764209</text:p>
          </table:table-cell>
          <table:table-cell office:value-type="float" office:value="38880.01" calcext:value-type="float">
            <text:p>38880.01</text:p>
          </table:table-cell>
          <table:table-cell office:value-type="float" office:value="38883.33" calcext:value-type="float">
            <text:p>38883.33</text:p>
          </table:table-cell>
        </table:table-row>
        <table:table-row table:style-name="ro1">
          <table:table-cell office:value-type="float" office:value="1627652824614" calcext:value-type="float">
            <text:p>1627652824614</text:p>
          </table:table-cell>
          <table:table-cell office:value-type="float" office:value="38907.1" calcext:value-type="float">
            <text:p>38907.1</text:p>
          </table:table-cell>
          <table:table-cell office:value-type="float" office:value="38891.2533333333" calcext:value-type="float">
            <text:p>38891.2533333333</text:p>
          </table:table-cell>
        </table:table-row>
        <table:table-row table:style-name="ro1">
          <table:table-cell office:value-type="float" office:value="1627652885031" calcext:value-type="float">
            <text:p>1627652885031</text:p>
          </table:table-cell>
          <table:table-cell office:value-type="float" office:value="38889.85" calcext:value-type="float">
            <text:p>38889.85</text:p>
          </table:table-cell>
          <table:table-cell office:value-type="float" office:value="38890.9025" calcext:value-type="float">
            <text:p>38890.9025</text:p>
          </table:table-cell>
        </table:table-row>
        <table:table-row table:style-name="ro1">
          <table:table-cell office:value-type="float" office:value="1627652945485" calcext:value-type="float">
            <text:p>1627652945485</text:p>
          </table:table-cell>
          <table:table-cell office:value-type="float" office:value="38888.57" calcext:value-type="float">
            <text:p>38888.57</text:p>
          </table:table-cell>
          <table:table-cell office:value-type="float" office:value="38890.436" calcext:value-type="float">
            <text:p>38890.436</text:p>
          </table:table-cell>
        </table:table-row>
        <table:table-row table:style-name="ro1">
          <table:table-cell office:value-type="float" office:value="1627653005858" calcext:value-type="float">
            <text:p>1627653005858</text:p>
          </table:table-cell>
          <table:table-cell office:value-type="float" office:value="38888.69" calcext:value-type="float">
            <text:p>38888.69</text:p>
          </table:table-cell>
          <table:table-cell office:value-type="float" office:value="38890.145" calcext:value-type="float">
            <text:p>38890.145</text:p>
          </table:table-cell>
        </table:table-row>
        <table:table-row table:style-name="ro1">
          <table:table-cell office:value-type="float" office:value="1627653066282" calcext:value-type="float">
            <text:p>1627653066282</text:p>
          </table:table-cell>
          <table:table-cell office:value-type="float" office:value="38900.53" calcext:value-type="float">
            <text:p>38900.53</text:p>
          </table:table-cell>
          <table:table-cell office:value-type="float" office:value="38892.4583333333" calcext:value-type="float">
            <text:p>38892.4583333333</text:p>
          </table:table-cell>
        </table:table-row>
        <table:table-row table:style-name="ro1">
          <table:table-cell office:value-type="float" office:value="1627653126603" calcext:value-type="float">
            <text:p>1627653126603</text:p>
          </table:table-cell>
          <table:table-cell office:value-type="float" office:value="38876.87" calcext:value-type="float">
            <text:p>38876.87</text:p>
          </table:table-cell>
          <table:table-cell office:value-type="float" office:value="38891.935" calcext:value-type="float">
            <text:p>38891.935</text:p>
          </table:table-cell>
        </table:table-row>
        <table:table-row table:style-name="ro1">
          <table:table-cell office:value-type="float" office:value="1627653187104" calcext:value-type="float">
            <text:p>1627653187104</text:p>
          </table:table-cell>
          <table:table-cell office:value-type="float" office:value="38871.16" calcext:value-type="float">
            <text:p>38871.16</text:p>
          </table:table-cell>
          <table:table-cell office:value-type="float" office:value="38885.945" calcext:value-type="float">
            <text:p>38885.945</text:p>
          </table:table-cell>
        </table:table-row>
        <table:table-row table:style-name="ro1">
          <table:table-cell office:value-type="float" office:value="1627653247936" calcext:value-type="float">
            <text:p>1627653247936</text:p>
          </table:table-cell>
          <table:table-cell office:value-type="float" office:value="38900.25" calcext:value-type="float">
            <text:p>38900.25</text:p>
          </table:table-cell>
          <table:table-cell office:value-type="float" office:value="38887.6783333333" calcext:value-type="float">
            <text:p>38887.6783333333</text:p>
          </table:table-cell>
        </table:table-row>
        <table:table-row table:style-name="ro1">
          <table:table-cell office:value-type="float" office:value="1627653308359" calcext:value-type="float">
            <text:p>1627653308359</text:p>
          </table:table-cell>
          <table:table-cell office:value-type="float" office:value="38893.92" calcext:value-type="float">
            <text:p>38893.92</text:p>
          </table:table-cell>
          <table:table-cell office:value-type="float" office:value="38888.57" calcext:value-type="float">
            <text:p>38888.57</text:p>
          </table:table-cell>
        </table:table-row>
        <table:table-row table:style-name="ro1">
          <table:table-cell office:value-type="float" office:value="1627653368763" calcext:value-type="float">
            <text:p>1627653368763</text:p>
          </table:table-cell>
          <table:table-cell office:value-type="float" office:value="38886.02" calcext:value-type="float">
            <text:p>38886.02</text:p>
          </table:table-cell>
          <table:table-cell office:value-type="float" office:value="38888.125" calcext:value-type="float">
            <text:p>38888.125</text:p>
          </table:table-cell>
        </table:table-row>
        <table:table-row table:style-name="ro1">
          <table:table-cell office:value-type="float" office:value="1627653429186" calcext:value-type="float">
            <text:p>1627653429186</text:p>
          </table:table-cell>
          <table:table-cell office:value-type="float" office:value="38875.97" calcext:value-type="float">
            <text:p>38875.97</text:p>
          </table:table-cell>
          <table:table-cell office:value-type="float" office:value="38884.0316666667" calcext:value-type="float">
            <text:p>38884.0316666667</text:p>
          </table:table-cell>
        </table:table-row>
        <table:table-row table:style-name="ro1">
          <table:table-cell office:value-type="float" office:value="1627653489599" calcext:value-type="float">
            <text:p>1627653489599</text:p>
          </table:table-cell>
          <table:table-cell office:value-type="float" office:value="38850.02" calcext:value-type="float">
            <text:p>38850.02</text:p>
          </table:table-cell>
          <table:table-cell office:value-type="float" office:value="38879.5566666667" calcext:value-type="float">
            <text:p>38879.5566666667</text:p>
          </table:table-cell>
        </table:table-row>
        <table:table-row table:style-name="ro1">
          <table:table-cell office:value-type="float" office:value="1627653550025" calcext:value-type="float">
            <text:p>1627653550025</text:p>
          </table:table-cell>
          <table:table-cell office:value-type="float" office:value="38849.35" calcext:value-type="float">
            <text:p>38849.35</text:p>
          </table:table-cell>
          <table:table-cell office:value-type="float" office:value="38875.9216666667" calcext:value-type="float">
            <text:p>38875.9216666667</text:p>
          </table:table-cell>
        </table:table-row>
        <table:table-row table:style-name="ro1">
          <table:table-cell office:value-type="float" office:value="1627653610457" calcext:value-type="float">
            <text:p>1627653610457</text:p>
          </table:table-cell>
          <table:table-cell office:value-type="float" office:value="38843.32" calcext:value-type="float">
            <text:p>38843.32</text:p>
          </table:table-cell>
          <table:table-cell office:value-type="float" office:value="38866.4333333333" calcext:value-type="float">
            <text:p>38866.4333333333</text:p>
          </table:table-cell>
        </table:table-row>
        <table:table-row table:style-name="ro1">
          <table:table-cell office:value-type="float" office:value="1627653670859" calcext:value-type="float">
            <text:p>1627653670859</text:p>
          </table:table-cell>
          <table:table-cell office:value-type="float" office:value="38847.57" calcext:value-type="float">
            <text:p>38847.57</text:p>
          </table:table-cell>
          <table:table-cell office:value-type="float" office:value="38858.7083333333" calcext:value-type="float">
            <text:p>38858.7083333333</text:p>
          </table:table-cell>
        </table:table-row>
        <table:table-row table:style-name="ro1">
          <table:table-cell office:value-type="float" office:value="1627653731266" calcext:value-type="float">
            <text:p>1627653731266</text:p>
          </table:table-cell>
          <table:table-cell office:value-type="float" office:value="38873.95" calcext:value-type="float">
            <text:p>38873.95</text:p>
          </table:table-cell>
          <table:table-cell office:value-type="float" office:value="38856.6966666667" calcext:value-type="float">
            <text:p>38856.6966666667</text:p>
          </table:table-cell>
        </table:table-row>
        <table:table-row table:style-name="ro1">
          <table:table-cell office:value-type="float" office:value="1627653791695" calcext:value-type="float">
            <text:p>1627653791695</text:p>
          </table:table-cell>
          <table:table-cell office:value-type="float" office:value="38895.46" calcext:value-type="float">
            <text:p>38895.46</text:p>
          </table:table-cell>
          <table:table-cell office:value-type="float" office:value="38859.945" calcext:value-type="float">
            <text:p>38859.945</text:p>
          </table:table-cell>
        </table:table-row>
        <table:table-row table:style-name="ro1">
          <table:table-cell office:value-type="float" office:value="1627653852099" calcext:value-type="float">
            <text:p>1627653852099</text:p>
          </table:table-cell>
          <table:table-cell office:value-type="float" office:value="38897.36" calcext:value-type="float">
            <text:p>38897.36</text:p>
          </table:table-cell>
          <table:table-cell office:value-type="float" office:value="38867.835" calcext:value-type="float">
            <text:p>38867.835</text:p>
          </table:table-cell>
        </table:table-row>
        <table:table-row table:style-name="ro1">
          <table:table-cell office:value-type="float" office:value="1627653912528" calcext:value-type="float">
            <text:p>1627653912528</text:p>
          </table:table-cell>
          <table:table-cell office:value-type="float" office:value="38918.27" calcext:value-type="float">
            <text:p>38918.27</text:p>
          </table:table-cell>
          <table:table-cell office:value-type="float" office:value="38879.3216666667" calcext:value-type="float">
            <text:p>38879.3216666667</text:p>
          </table:table-cell>
        </table:table-row>
        <table:table-row table:style-name="ro1">
          <table:table-cell office:value-type="float" office:value="1627653972940" calcext:value-type="float">
            <text:p>1627653972940</text:p>
          </table:table-cell>
          <table:table-cell office:value-type="float" office:value="38933.5" calcext:value-type="float">
            <text:p>38933.5</text:p>
          </table:table-cell>
          <table:table-cell office:value-type="float" office:value="38894.3516666667" calcext:value-type="float">
            <text:p>38894.3516666667</text:p>
          </table:table-cell>
        </table:table-row>
        <table:table-row table:style-name="ro1">
          <table:table-cell office:value-type="float" office:value="1627654033356" calcext:value-type="float">
            <text:p>1627654033356</text:p>
          </table:table-cell>
          <table:table-cell office:value-type="float" office:value="38932.92" calcext:value-type="float">
            <text:p>38932.92</text:p>
          </table:table-cell>
          <table:table-cell office:value-type="float" office:value="38908.5766666667" calcext:value-type="float">
            <text:p>38908.5766666667</text:p>
          </table:table-cell>
        </table:table-row>
        <table:table-row table:style-name="ro1">
          <table:table-cell office:value-type="float" office:value="1627654093774" calcext:value-type="float">
            <text:p>1627654093774</text:p>
          </table:table-cell>
          <table:table-cell office:value-type="float" office:value="38981.57" calcext:value-type="float">
            <text:p>38981.57</text:p>
          </table:table-cell>
          <table:table-cell office:value-type="float" office:value="38926.5133333333" calcext:value-type="float">
            <text:p>38926.5133333333</text:p>
          </table:table-cell>
        </table:table-row>
        <table:table-row table:style-name="ro1">
          <table:table-cell office:value-type="float" office:value="1627654154189" calcext:value-type="float">
            <text:p>1627654154189</text:p>
          </table:table-cell>
          <table:table-cell office:value-type="float" office:value="39050.78" calcext:value-type="float">
            <text:p>39050.78</text:p>
          </table:table-cell>
          <table:table-cell office:value-type="float" office:value="38952.4" calcext:value-type="float">
            <text:p>38952.4</text:p>
          </table:table-cell>
        </table:table-row>
        <table:table-row table:style-name="ro1">
          <table:table-cell office:value-type="float" office:value="1627654214598" calcext:value-type="float">
            <text:p>1627654214598</text:p>
          </table:table-cell>
          <table:table-cell office:value-type="float" office:value="39059" calcext:value-type="float">
            <text:p>39059</text:p>
          </table:table-cell>
          <table:table-cell office:value-type="float" office:value="38979.34" calcext:value-type="float">
            <text:p>38979.34</text:p>
          </table:table-cell>
        </table:table-row>
        <table:table-row table:style-name="ro1">
          <table:table-cell office:value-type="float" office:value="1627654275014" calcext:value-type="float">
            <text:p>1627654275014</text:p>
          </table:table-cell>
          <table:table-cell office:value-type="float" office:value="39095.25" calcext:value-type="float">
            <text:p>39095.25</text:p>
          </table:table-cell>
          <table:table-cell office:value-type="float" office:value="39008.8366666667" calcext:value-type="float">
            <text:p>39008.8366666667</text:p>
          </table:table-cell>
        </table:table-row>
        <table:table-row table:style-name="ro1">
          <table:table-cell office:value-type="float" office:value="1627654335423" calcext:value-type="float">
            <text:p>1627654335423</text:p>
          </table:table-cell>
          <table:table-cell office:value-type="float" office:value="39111.65" calcext:value-type="float">
            <text:p>39111.65</text:p>
          </table:table-cell>
          <table:table-cell office:value-type="float" office:value="39038.5283333333" calcext:value-type="float">
            <text:p>39038.5283333333</text:p>
          </table:table-cell>
        </table:table-row>
        <table:table-row table:style-name="ro1">
          <table:table-cell office:value-type="float" office:value="1627654395853" calcext:value-type="float">
            <text:p>1627654395853</text:p>
          </table:table-cell>
          <table:table-cell office:value-type="float" office:value="39085.89" calcext:value-type="float">
            <text:p>39085.89</text:p>
          </table:table-cell>
          <table:table-cell office:value-type="float" office:value="39064.0233333333" calcext:value-type="float">
            <text:p>39064.0233333333</text:p>
          </table:table-cell>
        </table:table-row>
        <table:table-row table:style-name="ro1">
          <table:table-cell office:value-type="float" office:value="1627654456262" calcext:value-type="float">
            <text:p>1627654456262</text:p>
          </table:table-cell>
          <table:table-cell office:value-type="float" office:value="39065.73" calcext:value-type="float">
            <text:p>39065.73</text:p>
          </table:table-cell>
          <table:table-cell office:value-type="float" office:value="39078.05" calcext:value-type="float">
            <text:p>39078.05</text:p>
          </table:table-cell>
        </table:table-row>
        <table:table-row table:style-name="ro1">
          <table:table-cell office:value-type="float" office:value="1627654516678" calcext:value-type="float">
            <text:p>1627654516678</text:p>
          </table:table-cell>
          <table:table-cell office:value-type="float" office:value="39063.97" calcext:value-type="float">
            <text:p>39063.97</text:p>
          </table:table-cell>
          <table:table-cell office:value-type="float" office:value="39080.2483333333" calcext:value-type="float">
            <text:p>39080.2483333333</text:p>
          </table:table-cell>
        </table:table-row>
        <table:table-row table:style-name="ro1">
          <table:table-cell office:value-type="float" office:value="1627654577096" calcext:value-type="float">
            <text:p>1627654577096</text:p>
          </table:table-cell>
          <table:table-cell office:value-type="float" office:value="39034.62" calcext:value-type="float">
            <text:p>39034.62</text:p>
          </table:table-cell>
          <table:table-cell office:value-type="float" office:value="39076.185" calcext:value-type="float">
            <text:p>39076.185</text:p>
          </table:table-cell>
        </table:table-row>
        <table:table-row table:style-name="ro1">
          <table:table-cell office:value-type="float" office:value="1627654637509" calcext:value-type="float">
            <text:p>1627654637509</text:p>
          </table:table-cell>
          <table:table-cell office:value-type="float" office:value="39059.8" calcext:value-type="float">
            <text:p>39059.8</text:p>
          </table:table-cell>
          <table:table-cell office:value-type="float" office:value="39070.2766666667" calcext:value-type="float">
            <text:p>39070.2766666667</text:p>
          </table:table-cell>
        </table:table-row>
        <table:table-row table:style-name="ro1">
          <table:table-cell office:value-type="float" office:value="1627654697925" calcext:value-type="float">
            <text:p>1627654697925</text:p>
          </table:table-cell>
          <table:table-cell office:value-type="float" office:value="39025.04" calcext:value-type="float">
            <text:p>39025.04</text:p>
          </table:table-cell>
          <table:table-cell office:value-type="float" office:value="39055.8416666667" calcext:value-type="float">
            <text:p>39055.8416666667</text:p>
          </table:table-cell>
        </table:table-row>
        <table:table-row table:style-name="ro1">
          <table:table-cell office:value-type="float" office:value="1627654758342" calcext:value-type="float">
            <text:p>1627654758342</text:p>
          </table:table-cell>
          <table:table-cell office:value-type="float" office:value="39066.49" calcext:value-type="float">
            <text:p>39066.49</text:p>
          </table:table-cell>
          <table:table-cell office:value-type="float" office:value="39052.6083333333" calcext:value-type="float">
            <text:p>39052.6083333333</text:p>
          </table:table-cell>
        </table:table-row>
        <table:table-row table:style-name="ro1">
          <table:table-cell office:value-type="float" office:value="1627654818757" calcext:value-type="float">
            <text:p>1627654818757</text:p>
          </table:table-cell>
          <table:table-cell office:value-type="float" office:value="38995.2" calcext:value-type="float">
            <text:p>38995.2</text:p>
          </table:table-cell>
          <table:table-cell office:value-type="float" office:value="39040.8533333333" calcext:value-type="float">
            <text:p>39040.8533333333</text:p>
          </table:table-cell>
        </table:table-row>
        <table:table-row table:style-name="ro1">
          <table:table-cell office:value-type="float" office:value="1627654879172" calcext:value-type="float">
            <text:p>1627654879172</text:p>
          </table:table-cell>
          <table:table-cell office:value-type="float" office:value="38991.26" calcext:value-type="float">
            <text:p>38991.26</text:p>
          </table:table-cell>
          <table:table-cell office:value-type="float" office:value="39028.735" calcext:value-type="float">
            <text:p>39028.735</text:p>
          </table:table-cell>
        </table:table-row>
        <table:table-row table:style-name="ro1">
          <table:table-cell office:value-type="float" office:value="1627654939593" calcext:value-type="float">
            <text:p>1627654939593</text:p>
          </table:table-cell>
          <table:table-cell office:value-type="float" office:value="39007.12" calcext:value-type="float">
            <text:p>39007.12</text:p>
          </table:table-cell>
          <table:table-cell office:value-type="float" office:value="39024.1516666667" calcext:value-type="float">
            <text:p>39024.1516666667</text:p>
          </table:table-cell>
        </table:table-row>
        <table:table-row table:style-name="ro1">
          <table:table-cell office:value-type="float" office:value="1627655000016" calcext:value-type="float">
            <text:p>1627655000016</text:p>
          </table:table-cell>
          <table:table-cell office:value-type="float" office:value="38999.03" calcext:value-type="float">
            <text:p>38999.03</text:p>
          </table:table-cell>
          <table:table-cell office:value-type="float" office:value="39014.0233333333" calcext:value-type="float">
            <text:p>39014.0233333333</text:p>
          </table:table-cell>
        </table:table-row>
        <table:table-row table:style-name="ro1">
          <table:table-cell office:value-type="float" office:value="1627655060440" calcext:value-type="float">
            <text:p>1627655060440</text:p>
          </table:table-cell>
          <table:table-cell office:value-type="float" office:value="38981.3" calcext:value-type="float">
            <text:p>38981.3</text:p>
          </table:table-cell>
          <table:table-cell office:value-type="float" office:value="39006.7333333333" calcext:value-type="float">
            <text:p>39006.7333333333</text:p>
          </table:table-cell>
        </table:table-row>
        <table:table-row table:style-name="ro1">
          <table:table-cell office:value-type="float" office:value="1627655120848" calcext:value-type="float">
            <text:p>1627655120848</text:p>
          </table:table-cell>
          <table:table-cell office:value-type="float" office:value="38963.39" calcext:value-type="float">
            <text:p>38963.39</text:p>
          </table:table-cell>
          <table:table-cell office:value-type="float" office:value="38989.55" calcext:value-type="float">
            <text:p>38989.55</text:p>
          </table:table-cell>
        </table:table-row>
        <table:table-row table:style-name="ro1">
          <table:table-cell office:value-type="float" office:value="1627655181264" calcext:value-type="float">
            <text:p>1627655181264</text:p>
          </table:table-cell>
          <table:table-cell office:value-type="float" office:value="39000.03" calcext:value-type="float">
            <text:p>39000.03</text:p>
          </table:table-cell>
          <table:table-cell office:value-type="float" office:value="38990.355" calcext:value-type="float">
            <text:p>38990.355</text:p>
          </table:table-cell>
        </table:table-row>
        <table:table-row table:style-name="ro1">
          <table:table-cell office:value-type="float" office:value="1627655241673" calcext:value-type="float">
            <text:p>1627655241673</text:p>
          </table:table-cell>
          <table:table-cell office:value-type="float" office:value="39017.2" calcext:value-type="float">
            <text:p>39017.2</text:p>
          </table:table-cell>
          <table:table-cell office:value-type="float" office:value="38994.6783333333" calcext:value-type="float">
            <text:p>38994.6783333333</text:p>
          </table:table-cell>
        </table:table-row>
        <table:table-row table:style-name="ro1">
          <table:table-cell office:value-type="float" office:value="1627655302092" calcext:value-type="float">
            <text:p>1627655302092</text:p>
          </table:table-cell>
          <table:table-cell office:value-type="float" office:value="38996.15" calcext:value-type="float">
            <text:p>38996.15</text:p>
          </table:table-cell>
          <table:table-cell office:value-type="float" office:value="38992.85" calcext:value-type="float">
            <text:p>38992.85</text:p>
          </table:table-cell>
        </table:table-row>
        <table:table-row table:style-name="ro1">
          <table:table-cell office:value-type="float" office:value="1627655362516" calcext:value-type="float">
            <text:p>1627655362516</text:p>
          </table:table-cell>
          <table:table-cell office:value-type="float" office:value="38993.29" calcext:value-type="float">
            <text:p>38993.29</text:p>
          </table:table-cell>
          <table:table-cell office:value-type="float" office:value="38991.8933333333" calcext:value-type="float">
            <text:p>38991.8933333333</text:p>
          </table:table-cell>
        </table:table-row>
        <table:table-row table:style-name="ro1">
          <table:table-cell office:value-type="float" office:value="1627655422924" calcext:value-type="float">
            <text:p>1627655422924</text:p>
          </table:table-cell>
          <table:table-cell office:value-type="float" office:value="39000.01" calcext:value-type="float">
            <text:p>39000.01</text:p>
          </table:table-cell>
          <table:table-cell office:value-type="float" office:value="38995.0116666667" calcext:value-type="float">
            <text:p>38995.0116666667</text:p>
          </table:table-cell>
        </table:table-row>
        <table:table-row table:style-name="ro1">
          <table:table-cell office:value-type="float" office:value="1627655483337" calcext:value-type="float">
            <text:p>1627655483337</text:p>
          </table:table-cell>
          <table:table-cell office:value-type="float" office:value="38993.29" calcext:value-type="float">
            <text:p>38993.29</text:p>
          </table:table-cell>
          <table:table-cell office:value-type="float" office:value="38999.995" calcext:value-type="float">
            <text:p>38999.995</text:p>
          </table:table-cell>
        </table:table-row>
        <table:table-row table:style-name="ro1">
          <table:table-cell office:value-type="float" office:value="1627655543764" calcext:value-type="float">
            <text:p>1627655543764</text:p>
          </table:table-cell>
          <table:table-cell office:value-type="float" office:value="38969.08" calcext:value-type="float">
            <text:p>38969.08</text:p>
          </table:table-cell>
          <table:table-cell office:value-type="float" office:value="38994.8366666667" calcext:value-type="float">
            <text:p>38994.8366666667</text:p>
          </table:table-cell>
        </table:table-row>
        <table:table-row table:style-name="ro1">
          <table:table-cell office:value-type="float" office:value="1627655604188" calcext:value-type="float">
            <text:p>1627655604188</text:p>
          </table:table-cell>
          <table:table-cell office:value-type="float" office:value="38972.02" calcext:value-type="float">
            <text:p>38972.02</text:p>
          </table:table-cell>
          <table:table-cell office:value-type="float" office:value="38987.3066666667" calcext:value-type="float">
            <text:p>38987.3066666667</text:p>
          </table:table-cell>
        </table:table-row>
        <table:table-row table:style-name="ro1">
          <table:table-cell office:value-type="float" office:value="1627655664594" calcext:value-type="float">
            <text:p>1627655664594</text:p>
          </table:table-cell>
          <table:table-cell office:value-type="float" office:value="38973.57" calcext:value-type="float">
            <text:p>38973.57</text:p>
          </table:table-cell>
          <table:table-cell office:value-type="float" office:value="38983.5433333333" calcext:value-type="float">
            <text:p>38983.5433333333</text:p>
          </table:table-cell>
        </table:table-row>
        <table:table-row table:style-name="ro1">
          <table:table-cell office:value-type="float" office:value="1627655725005" calcext:value-type="float">
            <text:p>1627655725005</text:p>
          </table:table-cell>
          <table:table-cell office:value-type="float" office:value="38970.45" calcext:value-type="float">
            <text:p>38970.45</text:p>
          </table:table-cell>
          <table:table-cell office:value-type="float" office:value="38979.7366666667" calcext:value-type="float">
            <text:p>38979.7366666667</text:p>
          </table:table-cell>
        </table:table-row>
        <table:table-row table:style-name="ro1">
          <table:table-cell office:value-type="float" office:value="1627655785425" calcext:value-type="float">
            <text:p>1627655785425</text:p>
          </table:table-cell>
          <table:table-cell office:value-type="float" office:value="38935.52" calcext:value-type="float">
            <text:p>38935.52</text:p>
          </table:table-cell>
          <table:table-cell office:value-type="float" office:value="38968.9883333333" calcext:value-type="float">
            <text:p>38968.9883333333</text:p>
          </table:table-cell>
        </table:table-row>
        <table:table-row table:style-name="ro1">
          <table:table-cell office:value-type="float" office:value="1627655845852" calcext:value-type="float">
            <text:p>1627655845852</text:p>
          </table:table-cell>
          <table:table-cell office:value-type="float" office:value="38903.88" calcext:value-type="float">
            <text:p>38903.88</text:p>
          </table:table-cell>
          <table:table-cell office:value-type="float" office:value="38954.0866666667" calcext:value-type="float">
            <text:p>38954.0866666667</text:p>
          </table:table-cell>
        </table:table-row>
        <table:table-row table:style-name="ro1">
          <table:table-cell office:value-type="float" office:value="1627655906268" calcext:value-type="float">
            <text:p>1627655906268</text:p>
          </table:table-cell>
          <table:table-cell office:value-type="float" office:value="38960.63" calcext:value-type="float">
            <text:p>38960.63</text:p>
          </table:table-cell>
          <table:table-cell office:value-type="float" office:value="38952.6783333333" calcext:value-type="float">
            <text:p>38952.6783333333</text:p>
          </table:table-cell>
        </table:table-row>
        <table:table-row table:style-name="ro1">
          <table:table-cell office:value-type="float" office:value="1627655966684" calcext:value-type="float">
            <text:p>1627655966684</text:p>
          </table:table-cell>
          <table:table-cell office:value-type="float" office:value="38946.84" calcext:value-type="float">
            <text:p>38946.84</text:p>
          </table:table-cell>
          <table:table-cell office:value-type="float" office:value="38948.4816666667" calcext:value-type="float">
            <text:p>38948.4816666667</text:p>
          </table:table-cell>
        </table:table-row>
        <table:table-row table:style-name="ro1">
          <table:table-cell office:value-type="float" office:value="1627656027092" calcext:value-type="float">
            <text:p>1627656027092</text:p>
          </table:table-cell>
          <table:table-cell office:value-type="float" office:value="38973.28" calcext:value-type="float">
            <text:p>38973.28</text:p>
          </table:table-cell>
          <table:table-cell office:value-type="float" office:value="38948.4333333333" calcext:value-type="float">
            <text:p>38948.4333333333</text:p>
          </table:table-cell>
        </table:table-row>
        <table:table-row table:style-name="ro1">
          <table:table-cell office:value-type="float" office:value="1627656087512" calcext:value-type="float">
            <text:p>1627656087512</text:p>
          </table:table-cell>
          <table:table-cell office:value-type="float" office:value="38959.51" calcext:value-type="float">
            <text:p>38959.51</text:p>
          </table:table-cell>
          <table:table-cell office:value-type="float" office:value="38946.61" calcext:value-type="float">
            <text:p>38946.61</text:p>
          </table:table-cell>
        </table:table-row>
        <table:table-row table:style-name="ro1">
          <table:table-cell office:value-type="float" office:value="1627656147924" calcext:value-type="float">
            <text:p>1627656147924</text:p>
          </table:table-cell>
          <table:table-cell office:value-type="float" office:value="38967.06" calcext:value-type="float">
            <text:p>38967.06</text:p>
          </table:table-cell>
          <table:table-cell office:value-type="float" office:value="38951.8666666667" calcext:value-type="float">
            <text:p>38951.8666666667</text:p>
          </table:table-cell>
        </table:table-row>
        <table:table-row table:style-name="ro1">
          <table:table-cell office:value-type="float" office:value="1627656208350" calcext:value-type="float">
            <text:p>1627656208350</text:p>
          </table:table-cell>
          <table:table-cell office:value-type="float" office:value="38996.68" calcext:value-type="float">
            <text:p>38996.68</text:p>
          </table:table-cell>
          <table:table-cell office:value-type="float" office:value="38967.3333333333" calcext:value-type="float">
            <text:p>38967.3333333333</text:p>
          </table:table-cell>
        </table:table-row>
        <table:table-row table:style-name="ro1">
          <table:table-cell office:value-type="float" office:value="1627656268753" calcext:value-type="float">
            <text:p>1627656268753</text:p>
          </table:table-cell>
          <table:table-cell office:value-type="float" office:value="39003.62" calcext:value-type="float">
            <text:p>39003.62</text:p>
          </table:table-cell>
          <table:table-cell office:value-type="float" office:value="38974.4983333333" calcext:value-type="float">
            <text:p>38974.4983333333</text:p>
          </table:table-cell>
        </table:table-row>
        <table:table-row table:style-name="ro1">
          <table:table-cell office:value-type="float" office:value="1627656329186" calcext:value-type="float">
            <text:p>1627656329186</text:p>
          </table:table-cell>
          <table:table-cell office:value-type="float" office:value="39031.97" calcext:value-type="float">
            <text:p>39031.97</text:p>
          </table:table-cell>
          <table:table-cell office:value-type="float" office:value="38988.6866666667" calcext:value-type="float">
            <text:p>38988.6866666667</text:p>
          </table:table-cell>
        </table:table-row>
        <table:table-row table:style-name="ro1">
          <table:table-cell office:value-type="float" office:value="1627656389592" calcext:value-type="float">
            <text:p>1627656389592</text:p>
          </table:table-cell>
          <table:table-cell office:value-type="float" office:value="39044.98" calcext:value-type="float">
            <text:p>39044.98</text:p>
          </table:table-cell>
          <table:table-cell office:value-type="float" office:value="39000.6366666667" calcext:value-type="float">
            <text:p>39000.6366666667</text:p>
          </table:table-cell>
        </table:table-row>
        <table:table-row table:style-name="ro1">
          <table:table-cell office:value-type="float" office:value="1627656450010" calcext:value-type="float">
            <text:p>1627656450010</text:p>
          </table:table-cell>
          <table:table-cell office:value-type="float" office:value="39023.93" calcext:value-type="float">
            <text:p>39023.93</text:p>
          </table:table-cell>
          <table:table-cell office:value-type="float" office:value="39011.3733333333" calcext:value-type="float">
            <text:p>39011.3733333333</text:p>
          </table:table-cell>
        </table:table-row>
        <table:table-row table:style-name="ro1">
          <table:table-cell office:value-type="float" office:value="1627656510430" calcext:value-type="float">
            <text:p>1627656510430</text:p>
          </table:table-cell>
          <table:table-cell office:value-type="float" office:value="39033.06" calcext:value-type="float">
            <text:p>39033.06</text:p>
          </table:table-cell>
          <table:table-cell office:value-type="float" office:value="39022.3733333333" calcext:value-type="float">
            <text:p>39022.3733333333</text:p>
          </table:table-cell>
        </table:table-row>
        <table:table-row table:style-name="ro1">
          <table:table-cell office:value-type="float" office:value="1627656570842" calcext:value-type="float">
            <text:p>1627656570842</text:p>
          </table:table-cell>
          <table:table-cell office:value-type="float" office:value="39013.14" calcext:value-type="float">
            <text:p>39013.14</text:p>
          </table:table-cell>
          <table:table-cell office:value-type="float" office:value="39025.1166666667" calcext:value-type="float">
            <text:p>39025.1166666667</text:p>
          </table:table-cell>
        </table:table-row>
        <table:table-row table:style-name="ro1">
          <table:table-cell office:value-type="float" office:value="1627656631271" calcext:value-type="float">
            <text:p>1627656631271</text:p>
          </table:table-cell>
          <table:table-cell office:value-type="float" office:value="39002.39" calcext:value-type="float">
            <text:p>39002.39</text:p>
          </table:table-cell>
          <table:table-cell office:value-type="float" office:value="39024.9116666667" calcext:value-type="float">
            <text:p>39024.9116666667</text:p>
          </table:table-cell>
        </table:table-row>
        <table:table-row table:style-name="ro1">
          <table:table-cell office:value-type="float" office:value="1627656691681" calcext:value-type="float">
            <text:p>1627656691681</text:p>
          </table:table-cell>
          <table:table-cell office:value-type="float" office:value="39035.61" calcext:value-type="float">
            <text:p>39035.61</text:p>
          </table:table-cell>
          <table:table-cell office:value-type="float" office:value="39025.5183333333" calcext:value-type="float">
            <text:p>39025.5183333333</text:p>
          </table:table-cell>
        </table:table-row>
        <table:table-row table:style-name="ro1">
          <table:table-cell office:value-type="float" office:value="1627656752091" calcext:value-type="float">
            <text:p>1627656752091</text:p>
          </table:table-cell>
          <table:table-cell office:value-type="float" office:value="39031.96" calcext:value-type="float">
            <text:p>39031.96</text:p>
          </table:table-cell>
          <table:table-cell office:value-type="float" office:value="39023.3483333333" calcext:value-type="float">
            <text:p>39023.3483333333</text:p>
          </table:table-cell>
        </table:table-row>
        <table:table-row table:style-name="ro1">
          <table:table-cell office:value-type="float" office:value="1627656812536" calcext:value-type="float">
            <text:p>1627656812536</text:p>
          </table:table-cell>
          <table:table-cell office:value-type="float" office:value="39032.71" calcext:value-type="float">
            <text:p>39032.71</text:p>
          </table:table-cell>
          <table:table-cell office:value-type="float" office:value="39024.8116666667" calcext:value-type="float">
            <text:p>39024.8116666667</text:p>
          </table:table-cell>
        </table:table-row>
        <table:table-row table:style-name="ro1">
          <table:table-cell office:value-type="float" office:value="1627656872922" calcext:value-type="float">
            <text:p>1627656872922</text:p>
          </table:table-cell>
          <table:table-cell office:value-type="float" office:value="38977.32" calcext:value-type="float">
            <text:p>38977.32</text:p>
          </table:table-cell>
          <table:table-cell office:value-type="float" office:value="39015.5216666667" calcext:value-type="float">
            <text:p>39015.5216666667</text:p>
          </table:table-cell>
        </table:table-row>
        <table:table-row table:style-name="ro1">
          <table:table-cell office:value-type="float" office:value="1627656933336" calcext:value-type="float">
            <text:p>1627656933336</text:p>
          </table:table-cell>
          <table:table-cell office:value-type="float" office:value="38969.11" calcext:value-type="float">
            <text:p>38969.11</text:p>
          </table:table-cell>
          <table:table-cell office:value-type="float" office:value="39008.1833333333" calcext:value-type="float">
            <text:p>39008.1833333333</text:p>
          </table:table-cell>
        </table:table-row>
        <table:table-row table:style-name="ro1">
          <table:table-cell office:value-type="float" office:value="1627656993770" calcext:value-type="float">
            <text:p>1627656993770</text:p>
          </table:table-cell>
          <table:table-cell office:value-type="float" office:value="38995.46" calcext:value-type="float">
            <text:p>38995.46</text:p>
          </table:table-cell>
          <table:table-cell office:value-type="float" office:value="39007.0283333333" calcext:value-type="float">
            <text:p>39007.0283333333</text:p>
          </table:table-cell>
        </table:table-row>
        <table:table-row table:style-name="ro1">
          <table:table-cell office:value-type="float" office:value="1627657054182" calcext:value-type="float">
            <text:p>1627657054182</text:p>
          </table:table-cell>
          <table:table-cell office:value-type="float" office:value="38992.98" calcext:value-type="float">
            <text:p>38992.98</text:p>
          </table:table-cell>
          <table:table-cell office:value-type="float" office:value="38999.9233333333" calcext:value-type="float">
            <text:p>38999.9233333333</text:p>
          </table:table-cell>
        </table:table-row>
        <table:table-row table:style-name="ro1">
          <table:table-cell office:value-type="float" office:value="1627657114597" calcext:value-type="float">
            <text:p>1627657114597</text:p>
          </table:table-cell>
          <table:table-cell office:value-type="float" office:value="39008.77" calcext:value-type="float">
            <text:p>39008.77</text:p>
          </table:table-cell>
          <table:table-cell office:value-type="float" office:value="38996.0583333333" calcext:value-type="float">
            <text:p>38996.0583333333</text:p>
          </table:table-cell>
        </table:table-row>
        <table:table-row table:style-name="ro1">
          <table:table-cell office:value-type="float" office:value="1627657175009" calcext:value-type="float">
            <text:p>1627657175009</text:p>
          </table:table-cell>
          <table:table-cell office:value-type="float" office:value="39007.17" calcext:value-type="float">
            <text:p>39007.17</text:p>
          </table:table-cell>
          <table:table-cell office:value-type="float" office:value="38991.8016666667" calcext:value-type="float">
            <text:p>38991.8016666667</text:p>
          </table:table-cell>
        </table:table-row>
        <table:table-row table:style-name="ro1">
          <table:table-cell office:value-type="float" office:value="1627657235435" calcext:value-type="float">
            <text:p>1627657235435</text:p>
          </table:table-cell>
          <table:table-cell office:value-type="float" office:value="39012.4" calcext:value-type="float">
            <text:p>39012.4</text:p>
          </table:table-cell>
          <table:table-cell office:value-type="float" office:value="38997.6483333333" calcext:value-type="float">
            <text:p>38997.6483333333</text:p>
          </table:table-cell>
        </table:table-row>
        <table:table-row table:style-name="ro1">
          <table:table-cell office:value-type="float" office:value="1627657295847" calcext:value-type="float">
            <text:p>1627657295847</text:p>
          </table:table-cell>
          <table:table-cell office:value-type="float" office:value="38960.99" calcext:value-type="float">
            <text:p>38960.99</text:p>
          </table:table-cell>
          <table:table-cell office:value-type="float" office:value="38996.295" calcext:value-type="float">
            <text:p>38996.295</text:p>
          </table:table-cell>
        </table:table-row>
        <table:table-row table:style-name="ro1">
          <table:table-cell office:value-type="float" office:value="1627657356260" calcext:value-type="float">
            <text:p>1627657356260</text:p>
          </table:table-cell>
          <table:table-cell office:value-type="float" office:value="38944.09" calcext:value-type="float">
            <text:p>38944.09</text:p>
          </table:table-cell>
          <table:table-cell office:value-type="float" office:value="38987.7333333333" calcext:value-type="float">
            <text:p>38987.7333333333</text:p>
          </table:table-cell>
        </table:table-row>
        <table:table-row table:style-name="ro1">
          <table:table-cell office:value-type="float" office:value="1627657416687" calcext:value-type="float">
            <text:p>1627657416687</text:p>
          </table:table-cell>
          <table:table-cell office:value-type="float" office:value="38941.71" calcext:value-type="float">
            <text:p>38941.71</text:p>
          </table:table-cell>
          <table:table-cell office:value-type="float" office:value="38979.1883333333" calcext:value-type="float">
            <text:p>38979.1883333333</text:p>
          </table:table-cell>
        </table:table-row>
        <table:table-row table:style-name="ro1">
          <table:table-cell office:value-type="float" office:value="1627657477104" calcext:value-type="float">
            <text:p>1627657477104</text:p>
          </table:table-cell>
          <table:table-cell office:value-type="float" office:value="38937.44" calcext:value-type="float">
            <text:p>38937.44</text:p>
          </table:table-cell>
          <table:table-cell office:value-type="float" office:value="38967.3" calcext:value-type="float">
            <text:p>38967.3</text:p>
          </table:table-cell>
        </table:table-row>
        <table:table-row table:style-name="ro1">
          <table:table-cell office:value-type="float" office:value="1627657537503" calcext:value-type="float">
            <text:p>1627657537503</text:p>
          </table:table-cell>
          <table:table-cell office:value-type="float" office:value="38915" calcext:value-type="float">
            <text:p>38915</text:p>
          </table:table-cell>
          <table:table-cell office:value-type="float" office:value="38951.9383333333" calcext:value-type="float">
            <text:p>38951.9383333333</text:p>
          </table:table-cell>
        </table:table-row>
        <table:table-row table:style-name="ro1">
          <table:table-cell office:value-type="float" office:value="1627657597921" calcext:value-type="float">
            <text:p>1627657597921</text:p>
          </table:table-cell>
          <table:table-cell office:value-type="float" office:value="38908.86" calcext:value-type="float">
            <text:p>38908.86</text:p>
          </table:table-cell>
          <table:table-cell office:value-type="float" office:value="38934.6816666667" calcext:value-type="float">
            <text:p>38934.6816666667</text:p>
          </table:table-cell>
        </table:table-row>
        <table:table-row table:style-name="ro1">
          <table:table-cell office:value-type="float" office:value="1627657658358" calcext:value-type="float">
            <text:p>1627657658358</text:p>
          </table:table-cell>
          <table:table-cell office:value-type="float" office:value="38926.44" calcext:value-type="float">
            <text:p>38926.44</text:p>
          </table:table-cell>
          <table:table-cell office:value-type="float" office:value="38928.9233333333" calcext:value-type="float">
            <text:p>38928.9233333333</text:p>
          </table:table-cell>
        </table:table-row>
        <table:table-row table:style-name="ro1">
          <table:table-cell office:value-type="float" office:value="1627657718764" calcext:value-type="float">
            <text:p>1627657718764</text:p>
          </table:table-cell>
          <table:table-cell office:value-type="float" office:value="38938.14" calcext:value-type="float">
            <text:p>38938.14</text:p>
          </table:table-cell>
          <table:table-cell office:value-type="float" office:value="38927.9316666667" calcext:value-type="float">
            <text:p>38927.9316666667</text:p>
          </table:table-cell>
        </table:table-row>
        <table:table-row table:style-name="ro1">
          <table:table-cell office:value-type="float" office:value="1627657779173" calcext:value-type="float">
            <text:p>1627657779173</text:p>
          </table:table-cell>
          <table:table-cell office:value-type="float" office:value="38945.04" calcext:value-type="float">
            <text:p>38945.04</text:p>
          </table:table-cell>
          <table:table-cell office:value-type="float" office:value="38928.4866666667" calcext:value-type="float">
            <text:p>38928.4866666667</text:p>
          </table:table-cell>
        </table:table-row>
        <table:table-row table:style-name="ro1">
          <table:table-cell office:value-type="float" office:value="1627657840215" calcext:value-type="float">
            <text:p>1627657840215</text:p>
          </table:table-cell>
          <table:table-cell office:value-type="float" office:value="38948.17" calcext:value-type="float">
            <text:p>38948.17</text:p>
          </table:table-cell>
          <table:table-cell office:value-type="float" office:value="38930.275" calcext:value-type="float">
            <text:p>38930.275</text:p>
          </table:table-cell>
        </table:table-row>
        <table:table-row table:style-name="ro1">
          <table:table-cell office:value-type="float" office:value="1627657900620" calcext:value-type="float">
            <text:p>1627657900620</text:p>
          </table:table-cell>
          <table:table-cell office:value-type="float" office:value="38910.16" calcext:value-type="float">
            <text:p>38910.16</text:p>
          </table:table-cell>
          <table:table-cell office:value-type="float" office:value="38929.4683333333" calcext:value-type="float">
            <text:p>38929.4683333333</text:p>
          </table:table-cell>
        </table:table-row>
        <table:table-row table:style-name="ro1">
          <table:table-cell office:value-type="float" office:value="1627657961043" calcext:value-type="float">
            <text:p>1627657961043</text:p>
          </table:table-cell>
          <table:table-cell office:value-type="float" office:value="38907.73" calcext:value-type="float">
            <text:p>38907.73</text:p>
          </table:table-cell>
          <table:table-cell office:value-type="float" office:value="38929.28" calcext:value-type="float">
            <text:p>38929.28</text:p>
          </table:table-cell>
        </table:table-row>
        <table:table-row table:style-name="ro1">
          <table:table-cell office:value-type="float" office:value="1627658021454" calcext:value-type="float">
            <text:p>1627658021454</text:p>
          </table:table-cell>
          <table:table-cell office:value-type="float" office:value="38963.07" calcext:value-type="float">
            <text:p>38963.07</text:p>
          </table:table-cell>
          <table:table-cell office:value-type="float" office:value="38935.385" calcext:value-type="float">
            <text:p>38935.385</text:p>
          </table:table-cell>
        </table:table-row>
        <table:table-row table:style-name="ro1">
          <table:table-cell office:value-type="float" office:value="1627658081871" calcext:value-type="float">
            <text:p>1627658081871</text:p>
          </table:table-cell>
          <table:table-cell office:value-type="float" office:value="38986.7" calcext:value-type="float">
            <text:p>38986.7</text:p>
          </table:table-cell>
          <table:table-cell office:value-type="float" office:value="38943.4783333333" calcext:value-type="float">
            <text:p>38943.4783333333</text:p>
          </table:table-cell>
        </table:table-row>
        <table:table-row table:style-name="ro1">
          <table:table-cell office:value-type="float" office:value="1627658142285" calcext:value-type="float">
            <text:p>1627658142285</text:p>
          </table:table-cell>
          <table:table-cell office:value-type="float" office:value="38967.99" calcext:value-type="float">
            <text:p>38967.99</text:p>
          </table:table-cell>
          <table:table-cell office:value-type="float" office:value="38947.3033333333" calcext:value-type="float">
            <text:p>38947.3033333333</text:p>
          </table:table-cell>
        </table:table-row>
        <table:table-row table:style-name="ro1">
          <table:table-cell office:value-type="float" office:value="1627658202703" calcext:value-type="float">
            <text:p>1627658202703</text:p>
          </table:table-cell>
          <table:table-cell office:value-type="float" office:value="38995.83" calcext:value-type="float">
            <text:p>38995.83</text:p>
          </table:table-cell>
          <table:table-cell office:value-type="float" office:value="38955.2466666667" calcext:value-type="float">
            <text:p>38955.2466666667</text:p>
          </table:table-cell>
        </table:table-row>
        <table:table-row table:style-name="ro1">
          <table:table-cell office:value-type="float" office:value="1627658263007" calcext:value-type="float">
            <text:p>1627658263007</text:p>
          </table:table-cell>
          <table:table-cell office:value-type="float" office:value="39024.96" calcext:value-type="float">
            <text:p>39024.96</text:p>
          </table:table-cell>
          <table:table-cell office:value-type="float" office:value="38974.38" calcext:value-type="float">
            <text:p>38974.38</text:p>
          </table:table-cell>
        </table:table-row>
        <table:table-row table:style-name="ro1">
          <table:table-cell office:value-type="float" office:value="1627658323343" calcext:value-type="float">
            <text:p>1627658323343</text:p>
          </table:table-cell>
          <table:table-cell office:value-type="float" office:value="39004.91" calcext:value-type="float">
            <text:p>39004.91</text:p>
          </table:table-cell>
          <table:table-cell office:value-type="float" office:value="38990.5766666667" calcext:value-type="float">
            <text:p>38990.5766666667</text:p>
          </table:table-cell>
        </table:table-row>
        <table:table-row table:style-name="ro1">
          <table:table-cell office:value-type="float" office:value="1627658383748" calcext:value-type="float">
            <text:p>1627658383748</text:p>
          </table:table-cell>
          <table:table-cell office:value-type="float" office:value="38989.25" calcext:value-type="float">
            <text:p>38989.25</text:p>
          </table:table-cell>
          <table:table-cell office:value-type="float" office:value="38994.94" calcext:value-type="float">
            <text:p>38994.94</text:p>
          </table:table-cell>
        </table:table-row>
        <table:table-row table:style-name="ro1">
          <table:table-cell office:value-type="float" office:value="1627658444073" calcext:value-type="float">
            <text:p>1627658444073</text:p>
          </table:table-cell>
          <table:table-cell office:value-type="float" office:value="38957.69" calcext:value-type="float">
            <text:p>38957.69</text:p>
          </table:table-cell>
          <table:table-cell office:value-type="float" office:value="38990.105" calcext:value-type="float">
            <text:p>38990.105</text:p>
          </table:table-cell>
        </table:table-row>
        <table:table-row table:style-name="ro1">
          <table:table-cell office:value-type="float" office:value="1627658504596" calcext:value-type="float">
            <text:p>1627658504596</text:p>
          </table:table-cell>
          <table:table-cell office:value-type="float" office:value="38961.88" calcext:value-type="float">
            <text:p>38961.88</text:p>
          </table:table-cell>
          <table:table-cell office:value-type="float" office:value="38989.0866666667" calcext:value-type="float">
            <text:p>38989.0866666667</text:p>
          </table:table-cell>
        </table:table-row>
        <table:table-row table:style-name="ro1">
          <table:table-cell office:value-type="float" office:value="1627658565007" calcext:value-type="float">
            <text:p>1627658565007</text:p>
          </table:table-cell>
          <table:table-cell office:value-type="float" office:value="39018.04" calcext:value-type="float">
            <text:p>39018.04</text:p>
          </table:table-cell>
          <table:table-cell office:value-type="float" office:value="38992.7883333333" calcext:value-type="float">
            <text:p>38992.7883333333</text:p>
          </table:table-cell>
        </table:table-row>
        <table:table-row table:style-name="ro1">
          <table:table-cell office:value-type="float" office:value="1627658626034" calcext:value-type="float">
            <text:p>1627658626034</text:p>
          </table:table-cell>
          <table:table-cell office:value-type="float" office:value="39034.79" calcext:value-type="float">
            <text:p>39034.79</text:p>
          </table:table-cell>
          <table:table-cell office:value-type="float" office:value="38994.4266666667" calcext:value-type="float">
            <text:p>38994.4266666667</text:p>
          </table:table-cell>
        </table:table-row>
        <table:table-row table:style-name="ro1">
          <table:table-cell office:value-type="float" office:value="1627658686451" calcext:value-type="float">
            <text:p>1627658686451</text:p>
          </table:table-cell>
          <table:table-cell office:value-type="float" office:value="39037.63" calcext:value-type="float">
            <text:p>39037.63</text:p>
          </table:table-cell>
          <table:table-cell office:value-type="float" office:value="38999.88" calcext:value-type="float">
            <text:p>38999.88</text:p>
          </table:table-cell>
        </table:table-row>
        <table:table-row table:style-name="ro1">
          <table:table-cell office:value-type="float" office:value="1627658746859" calcext:value-type="float">
            <text:p>1627658746859</text:p>
          </table:table-cell>
          <table:table-cell office:value-type="float" office:value="39040.03" calcext:value-type="float">
            <text:p>39040.03</text:p>
          </table:table-cell>
          <table:table-cell office:value-type="float" office:value="39008.3433333333" calcext:value-type="float">
            <text:p>39008.3433333333</text:p>
          </table:table-cell>
        </table:table-row>
        <table:table-row table:style-name="ro1">
          <table:table-cell office:value-type="float" office:value="1627658807904" calcext:value-type="float">
            <text:p>1627658807904</text:p>
          </table:table-cell>
          <table:table-cell office:value-type="float" office:value="39062.17" calcext:value-type="float">
            <text:p>39062.17</text:p>
          </table:table-cell>
          <table:table-cell office:value-type="float" office:value="39025.7566666667" calcext:value-type="float">
            <text:p>39025.7566666667</text:p>
          </table:table-cell>
        </table:table-row>
        <table:table-row table:style-name="ro1">
          <table:table-cell office:value-type="float" office:value="1627658868312" calcext:value-type="float">
            <text:p>1627658868312</text:p>
          </table:table-cell>
          <table:table-cell office:value-type="float" office:value="39024.55" calcext:value-type="float">
            <text:p>39024.55</text:p>
          </table:table-cell>
          <table:table-cell office:value-type="float" office:value="39036.2016666667" calcext:value-type="float">
            <text:p>39036.2016666667</text:p>
          </table:table-cell>
        </table:table-row>
        <table:table-row table:style-name="ro1">
          <table:table-cell office:value-type="float" office:value="1627658928725" calcext:value-type="float">
            <text:p>1627658928725</text:p>
          </table:table-cell>
          <table:table-cell office:value-type="float" office:value="39000.01" calcext:value-type="float">
            <text:p>39000.01</text:p>
          </table:table-cell>
          <table:table-cell office:value-type="float" office:value="39033.1966666667" calcext:value-type="float">
            <text:p>39033.1966666667</text:p>
          </table:table-cell>
        </table:table-row>
        <table:table-row table:style-name="ro1">
          <table:table-cell office:value-type="float" office:value="1627658989146" calcext:value-type="float">
            <text:p>1627658989146</text:p>
          </table:table-cell>
          <table:table-cell office:value-type="float" office:value="39036.37" calcext:value-type="float">
            <text:p>39036.37</text:p>
          </table:table-cell>
          <table:table-cell office:value-type="float" office:value="39033.46" calcext:value-type="float">
            <text:p>39033.46</text:p>
          </table:table-cell>
        </table:table-row>
        <table:table-row table:style-name="ro1">
          <table:table-cell office:value-type="float" office:value="1627659049554" calcext:value-type="float">
            <text:p>1627659049554</text:p>
          </table:table-cell>
          <table:table-cell office:value-type="float" office:value="39055.84" calcext:value-type="float">
            <text:p>39055.84</text:p>
          </table:table-cell>
          <table:table-cell office:value-type="float" office:value="39036.495" calcext:value-type="float">
            <text:p>39036.495</text:p>
          </table:table-cell>
        </table:table-row>
        <table:table-row table:style-name="ro1">
          <table:table-cell office:value-type="float" office:value="1627659109975" calcext:value-type="float">
            <text:p>1627659109975</text:p>
          </table:table-cell>
          <table:table-cell office:value-type="float" office:value="39034.96" calcext:value-type="float">
            <text:p>39034.96</text:p>
          </table:table-cell>
          <table:table-cell office:value-type="float" office:value="39035.65" calcext:value-type="float">
            <text:p>39035.65</text:p>
          </table:table-cell>
        </table:table-row>
        <table:table-row table:style-name="ro1">
          <table:table-cell office:value-type="float" office:value="1627659170405" calcext:value-type="float">
            <text:p>1627659170405</text:p>
          </table:table-cell>
          <table:table-cell office:value-type="float" office:value="39051.89" calcext:value-type="float">
            <text:p>39051.89</text:p>
          </table:table-cell>
          <table:table-cell office:value-type="float" office:value="39033.9366666667" calcext:value-type="float">
            <text:p>39033.9366666667</text:p>
          </table:table-cell>
        </table:table-row>
        <table:table-row table:style-name="ro1">
          <table:table-cell office:value-type="float" office:value="1627659230847" calcext:value-type="float">
            <text:p>1627659230847</text:p>
          </table:table-cell>
          <table:table-cell office:value-type="float" office:value="39005.17" calcext:value-type="float">
            <text:p>39005.17</text:p>
          </table:table-cell>
          <table:table-cell office:value-type="float" office:value="39030.7066666667" calcext:value-type="float">
            <text:p>39030.70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21P0" style:volatile="true" number:language="en">
      <number:number number:decimal-places="2" loext:min-decimal-places="2" number:min-integer-digits="1" number:grouping="true"/>
      <number:text> </number:text>
      <number:currency-symbol number:language="fr" number:country="BE">FB</number:currency-symbol>
    </number:currency-style>
    <number:currency-style style:name="N10121" number:language="en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FB</number:currency-symbol>
      <style:map style:condition="value()&gt;=0" style:apply-style-name="N10121P0"/>
    </number:currency-style>
    <number:currency-style style:name="N10122P0" style:volatile="true" number:language="en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122" number:language="en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122P0"/>
    </number:currency-style>
    <number:currency-style style:name="N10123P0" style:volatile="true" number:language="en">
      <number:currency-symbol number:language="th" number:country="TH">฿</number:currency-symbol>
      <number:number number:decimal-places="2" loext:min-decimal-places="2" number:min-integer-digits="1" number:grouping="true"/>
    </number:currency-style>
    <number:currency-style style:name="N10123" number:language="en">
      <style:text-properties fo:color="#ff0000"/>
      <number:text>-</number:text>
      <number:currency-symbol number:language="th" number:country="TH">฿</number:currency-symbol>
      <number:number number:decimal-places="2" loext:min-decimal-places="2" number:min-integer-digits="1" number:grouping="true"/>
      <style:map style:condition="value()&gt;=0" style:apply-style-name="N10123P0"/>
    </number:currency-style>
    <number:currency-style style:name="N10124P0" style:volatile="true" number:language="en">
      <number:number number:decimal-places="2" loext:min-decimal-places="2" number:min-integer-digits="1" number:grouping="true"/>
      <number:text> </number:text>
      <number:currency-symbol>ECS</number:currency-symbol>
    </number:currency-style>
    <number:currency-style style:name="N10124" number:language="en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ECS</number:currency-symbol>
      <style:map style:condition="value()&gt;=0" style:apply-style-name="N10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30T18:39:19.894376534</dc:date>
    <meta:editing-duration>PT5M23S</meta:editing-duration>
    <meta:editing-cycles>1</meta:editing-cycles>
    <meta:document-statistic meta:table-count="1" meta:cell-count="330" meta:object-count="1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501cm" svg:height="12.937cm" xlink:href=".." xlink:type="simple" chart:class="chart:line" chart:style-name="ch1">
        <chart:legend chart:legend-position="end" svg:x="22.39cm" svg:y="5.92cm" style:legend-expansion="high" chart:style-name="ch2"/>
        <chart:plot-area chart:style-name="ch3" table:cell-range-address="output.B1:output.C110" chart:data-source-has-labels="row" svg:x="0.49cm" svg:y="0.258cm" svg:width="21.41cm" svg:height="12.421cm">
          <chartooo:coordinate-region svg:x="1.667cm" svg:y="0.379cm" svg:width="20.092cm" svg:height="11.2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put.B2:output.B110" chart:label-cell-address="output.B1:output.B1" chart:class="chart:line">
            <chart:data-point chart:repeated="109"/>
          </chart:series>
          <chart:series chart:style-name="ch7" chart:values-cell-range-address="output.C2:output.C110" chart:label-cell-address="output.C1:output.C1" chart:class="chart:line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ce</text:p>
                <draw:g>
                  <svg:desc>output.B1:output.B1</svg:desc>
                </draw:g>
              </table:table-cell>
              <table:table-cell office:value-type="string">
                <text:p>SMA</text:p>
                <draw:g>
                  <svg:desc>output.C1:outpu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886.65">
                <text:p>38886.65</text:p>
                <draw:g>
                  <svg:desc>output.B2:output.B110</svg:desc>
                </draw:g>
              </table:table-cell>
              <table:table-cell office:value-type="float" office:value="38886.65">
                <text:p>38886.65</text:p>
                <draw:g>
                  <svg:desc>output.C2:output.C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880.01">
                <text:p>38880.01</text:p>
              </table:table-cell>
              <table:table-cell office:value-type="float" office:value="38883.33">
                <text:p>38883.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907.1">
                <text:p>38907.1</text:p>
              </table:table-cell>
              <table:table-cell office:value-type="float" office:value="38891.2533333333">
                <text:p>38891.25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889.85">
                <text:p>38889.85</text:p>
              </table:table-cell>
              <table:table-cell office:value-type="float" office:value="38890.9025">
                <text:p>38890.9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888.57">
                <text:p>38888.57</text:p>
              </table:table-cell>
              <table:table-cell office:value-type="float" office:value="38890.436">
                <text:p>38890.4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888.69">
                <text:p>38888.69</text:p>
              </table:table-cell>
              <table:table-cell office:value-type="float" office:value="38890.145">
                <text:p>38890.1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900.53">
                <text:p>38900.53</text:p>
              </table:table-cell>
              <table:table-cell office:value-type="float" office:value="38892.4583333333">
                <text:p>38892.458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876.87">
                <text:p>38876.87</text:p>
              </table:table-cell>
              <table:table-cell office:value-type="float" office:value="38891.935">
                <text:p>38891.9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871.16">
                <text:p>38871.16</text:p>
              </table:table-cell>
              <table:table-cell office:value-type="float" office:value="38885.945">
                <text:p>38885.9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900.25">
                <text:p>38900.25</text:p>
              </table:table-cell>
              <table:table-cell office:value-type="float" office:value="38887.6783333333">
                <text:p>38887.678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893.92">
                <text:p>38893.92</text:p>
              </table:table-cell>
              <table:table-cell office:value-type="float" office:value="38888.57">
                <text:p>38888.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886.02">
                <text:p>38886.02</text:p>
              </table:table-cell>
              <table:table-cell office:value-type="float" office:value="38888.125">
                <text:p>38888.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875.97">
                <text:p>38875.97</text:p>
              </table:table-cell>
              <table:table-cell office:value-type="float" office:value="38884.0316666667">
                <text:p>38884.031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850.02">
                <text:p>38850.02</text:p>
              </table:table-cell>
              <table:table-cell office:value-type="float" office:value="38879.5566666667">
                <text:p>38879.55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849.35">
                <text:p>38849.35</text:p>
              </table:table-cell>
              <table:table-cell office:value-type="float" office:value="38875.9216666667">
                <text:p>38875.921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843.32">
                <text:p>38843.32</text:p>
              </table:table-cell>
              <table:table-cell office:value-type="float" office:value="38866.4333333333">
                <text:p>38866.4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847.57">
                <text:p>38847.57</text:p>
              </table:table-cell>
              <table:table-cell office:value-type="float" office:value="38858.7083333333">
                <text:p>38858.708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873.95">
                <text:p>38873.95</text:p>
              </table:table-cell>
              <table:table-cell office:value-type="float" office:value="38856.6966666667">
                <text:p>38856.69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895.46">
                <text:p>38895.46</text:p>
              </table:table-cell>
              <table:table-cell office:value-type="float" office:value="38859.945">
                <text:p>38859.9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897.36">
                <text:p>38897.36</text:p>
              </table:table-cell>
              <table:table-cell office:value-type="float" office:value="38867.835">
                <text:p>38867.8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918.27">
                <text:p>38918.27</text:p>
              </table:table-cell>
              <table:table-cell office:value-type="float" office:value="38879.3216666667">
                <text:p>38879.321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933.5">
                <text:p>38933.5</text:p>
              </table:table-cell>
              <table:table-cell office:value-type="float" office:value="38894.3516666667">
                <text:p>38894.351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932.92">
                <text:p>38932.92</text:p>
              </table:table-cell>
              <table:table-cell office:value-type="float" office:value="38908.5766666667">
                <text:p>38908.57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981.57">
                <text:p>38981.57</text:p>
              </table:table-cell>
              <table:table-cell office:value-type="float" office:value="38926.5133333333">
                <text:p>38926.51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050.78">
                <text:p>39050.78</text:p>
              </table:table-cell>
              <table:table-cell office:value-type="float" office:value="38952.4">
                <text:p>38952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059">
                <text:p>39059</text:p>
              </table:table-cell>
              <table:table-cell office:value-type="float" office:value="38979.34">
                <text:p>38979.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095.25">
                <text:p>39095.25</text:p>
              </table:table-cell>
              <table:table-cell office:value-type="float" office:value="39008.8366666667">
                <text:p>39008.83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111.65">
                <text:p>39111.65</text:p>
              </table:table-cell>
              <table:table-cell office:value-type="float" office:value="39038.5283333333">
                <text:p>39038.528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085.89">
                <text:p>39085.89</text:p>
              </table:table-cell>
              <table:table-cell office:value-type="float" office:value="39064.0233333333">
                <text:p>39064.02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065.73">
                <text:p>39065.73</text:p>
              </table:table-cell>
              <table:table-cell office:value-type="float" office:value="39078.05">
                <text:p>39078.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063.97">
                <text:p>39063.97</text:p>
              </table:table-cell>
              <table:table-cell office:value-type="float" office:value="39080.2483333333">
                <text:p>39080.248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034.62">
                <text:p>39034.62</text:p>
              </table:table-cell>
              <table:table-cell office:value-type="float" office:value="39076.185">
                <text:p>39076.1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059.8">
                <text:p>39059.8</text:p>
              </table:table-cell>
              <table:table-cell office:value-type="float" office:value="39070.2766666667">
                <text:p>39070.27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025.04">
                <text:p>39025.04</text:p>
              </table:table-cell>
              <table:table-cell office:value-type="float" office:value="39055.8416666667">
                <text:p>39055.841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066.49">
                <text:p>39066.49</text:p>
              </table:table-cell>
              <table:table-cell office:value-type="float" office:value="39052.6083333333">
                <text:p>39052.608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995.2">
                <text:p>38995.2</text:p>
              </table:table-cell>
              <table:table-cell office:value-type="float" office:value="39040.8533333333">
                <text:p>39040.85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991.26">
                <text:p>38991.26</text:p>
              </table:table-cell>
              <table:table-cell office:value-type="float" office:value="39028.735">
                <text:p>39028.7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007.12">
                <text:p>39007.12</text:p>
              </table:table-cell>
              <table:table-cell office:value-type="float" office:value="39024.1516666667">
                <text:p>39024.151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999.03">
                <text:p>38999.03</text:p>
              </table:table-cell>
              <table:table-cell office:value-type="float" office:value="39014.0233333333">
                <text:p>39014.02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981.3">
                <text:p>38981.3</text:p>
              </table:table-cell>
              <table:table-cell office:value-type="float" office:value="39006.7333333333">
                <text:p>39006.7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963.39">
                <text:p>38963.39</text:p>
              </table:table-cell>
              <table:table-cell office:value-type="float" office:value="38989.55">
                <text:p>38989.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000.03">
                <text:p>39000.03</text:p>
              </table:table-cell>
              <table:table-cell office:value-type="float" office:value="38990.355">
                <text:p>38990.3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017.2">
                <text:p>39017.2</text:p>
              </table:table-cell>
              <table:table-cell office:value-type="float" office:value="38994.6783333333">
                <text:p>38994.678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996.15">
                <text:p>38996.15</text:p>
              </table:table-cell>
              <table:table-cell office:value-type="float" office:value="38992.85">
                <text:p>38992.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993.29">
                <text:p>38993.29</text:p>
              </table:table-cell>
              <table:table-cell office:value-type="float" office:value="38991.8933333333">
                <text:p>38991.89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000.01">
                <text:p>39000.01</text:p>
              </table:table-cell>
              <table:table-cell office:value-type="float" office:value="38995.0116666667">
                <text:p>38995.011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993.29">
                <text:p>38993.29</text:p>
              </table:table-cell>
              <table:table-cell office:value-type="float" office:value="38999.995">
                <text:p>38999.9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969.08">
                <text:p>38969.08</text:p>
              </table:table-cell>
              <table:table-cell office:value-type="float" office:value="38994.8366666667">
                <text:p>38994.83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972.02">
                <text:p>38972.02</text:p>
              </table:table-cell>
              <table:table-cell office:value-type="float" office:value="38987.3066666667">
                <text:p>38987.30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973.57">
                <text:p>38973.57</text:p>
              </table:table-cell>
              <table:table-cell office:value-type="float" office:value="38983.5433333333">
                <text:p>38983.54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970.45">
                <text:p>38970.45</text:p>
              </table:table-cell>
              <table:table-cell office:value-type="float" office:value="38979.7366666667">
                <text:p>38979.73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935.52">
                <text:p>38935.52</text:p>
              </table:table-cell>
              <table:table-cell office:value-type="float" office:value="38968.9883333333">
                <text:p>38968.988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903.88">
                <text:p>38903.88</text:p>
              </table:table-cell>
              <table:table-cell office:value-type="float" office:value="38954.0866666667">
                <text:p>38954.08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960.63">
                <text:p>38960.63</text:p>
              </table:table-cell>
              <table:table-cell office:value-type="float" office:value="38952.6783333333">
                <text:p>38952.678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946.84">
                <text:p>38946.84</text:p>
              </table:table-cell>
              <table:table-cell office:value-type="float" office:value="38948.4816666667">
                <text:p>38948.481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973.28">
                <text:p>38973.28</text:p>
              </table:table-cell>
              <table:table-cell office:value-type="float" office:value="38948.4333333333">
                <text:p>38948.4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959.51">
                <text:p>38959.51</text:p>
              </table:table-cell>
              <table:table-cell office:value-type="float" office:value="38946.61">
                <text:p>38946.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967.06">
                <text:p>38967.06</text:p>
              </table:table-cell>
              <table:table-cell office:value-type="float" office:value="38951.8666666667">
                <text:p>38951.8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996.68">
                <text:p>38996.68</text:p>
              </table:table-cell>
              <table:table-cell office:value-type="float" office:value="38967.3333333333">
                <text:p>38967.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003.62">
                <text:p>39003.62</text:p>
              </table:table-cell>
              <table:table-cell office:value-type="float" office:value="38974.4983333333">
                <text:p>38974.498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031.97">
                <text:p>39031.97</text:p>
              </table:table-cell>
              <table:table-cell office:value-type="float" office:value="38988.6866666667">
                <text:p>38988.68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044.98">
                <text:p>39044.98</text:p>
              </table:table-cell>
              <table:table-cell office:value-type="float" office:value="39000.6366666667">
                <text:p>39000.63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023.93">
                <text:p>39023.93</text:p>
              </table:table-cell>
              <table:table-cell office:value-type="float" office:value="39011.3733333333">
                <text:p>39011.37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033.06">
                <text:p>39033.06</text:p>
              </table:table-cell>
              <table:table-cell office:value-type="float" office:value="39022.3733333333">
                <text:p>39022.37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013.14">
                <text:p>39013.14</text:p>
              </table:table-cell>
              <table:table-cell office:value-type="float" office:value="39025.1166666667">
                <text:p>39025.11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002.39">
                <text:p>39002.39</text:p>
              </table:table-cell>
              <table:table-cell office:value-type="float" office:value="39024.9116666667">
                <text:p>39024.911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035.61">
                <text:p>39035.61</text:p>
              </table:table-cell>
              <table:table-cell office:value-type="float" office:value="39025.5183333333">
                <text:p>39025.518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031.96">
                <text:p>39031.96</text:p>
              </table:table-cell>
              <table:table-cell office:value-type="float" office:value="39023.3483333333">
                <text:p>39023.348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032.71">
                <text:p>39032.71</text:p>
              </table:table-cell>
              <table:table-cell office:value-type="float" office:value="39024.8116666667">
                <text:p>39024.811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977.32">
                <text:p>38977.32</text:p>
              </table:table-cell>
              <table:table-cell office:value-type="float" office:value="39015.5216666667">
                <text:p>39015.521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969.11">
                <text:p>38969.11</text:p>
              </table:table-cell>
              <table:table-cell office:value-type="float" office:value="39008.1833333333">
                <text:p>39008.18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995.46">
                <text:p>38995.46</text:p>
              </table:table-cell>
              <table:table-cell office:value-type="float" office:value="39007.0283333333">
                <text:p>39007.028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992.98">
                <text:p>38992.98</text:p>
              </table:table-cell>
              <table:table-cell office:value-type="float" office:value="38999.9233333333">
                <text:p>38999.92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008.77">
                <text:p>39008.77</text:p>
              </table:table-cell>
              <table:table-cell office:value-type="float" office:value="38996.0583333333">
                <text:p>38996.058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007.17">
                <text:p>39007.17</text:p>
              </table:table-cell>
              <table:table-cell office:value-type="float" office:value="38991.8016666667">
                <text:p>38991.801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012.4">
                <text:p>39012.4</text:p>
              </table:table-cell>
              <table:table-cell office:value-type="float" office:value="38997.6483333333">
                <text:p>38997.648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960.99">
                <text:p>38960.99</text:p>
              </table:table-cell>
              <table:table-cell office:value-type="float" office:value="38996.295">
                <text:p>38996.2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944.09">
                <text:p>38944.09</text:p>
              </table:table-cell>
              <table:table-cell office:value-type="float" office:value="38987.7333333333">
                <text:p>38987.7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941.71">
                <text:p>38941.71</text:p>
              </table:table-cell>
              <table:table-cell office:value-type="float" office:value="38979.1883333333">
                <text:p>38979.188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937.44">
                <text:p>38937.44</text:p>
              </table:table-cell>
              <table:table-cell office:value-type="float" office:value="38967.3">
                <text:p>38967.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915">
                <text:p>38915</text:p>
              </table:table-cell>
              <table:table-cell office:value-type="float" office:value="38951.9383333333">
                <text:p>38951.938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908.86">
                <text:p>38908.86</text:p>
              </table:table-cell>
              <table:table-cell office:value-type="float" office:value="38934.6816666667">
                <text:p>38934.681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926.44">
                <text:p>38926.44</text:p>
              </table:table-cell>
              <table:table-cell office:value-type="float" office:value="38928.9233333333">
                <text:p>38928.9233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938.14">
                <text:p>38938.14</text:p>
              </table:table-cell>
              <table:table-cell office:value-type="float" office:value="38927.9316666667">
                <text:p>38927.93166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945.04">
                <text:p>38945.04</text:p>
              </table:table-cell>
              <table:table-cell office:value-type="float" office:value="38928.4866666667">
                <text:p>38928.48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948.17">
                <text:p>38948.17</text:p>
              </table:table-cell>
              <table:table-cell office:value-type="float" office:value="38930.275">
                <text:p>38930.2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910.16">
                <text:p>38910.16</text:p>
              </table:table-cell>
              <table:table-cell office:value-type="float" office:value="38929.4683333333">
                <text:p>38929.4683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907.73">
                <text:p>38907.73</text:p>
              </table:table-cell>
              <table:table-cell office:value-type="float" office:value="38929.28">
                <text:p>38929.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963.07">
                <text:p>38963.07</text:p>
              </table:table-cell>
              <table:table-cell office:value-type="float" office:value="38935.385">
                <text:p>38935.3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986.7">
                <text:p>38986.7</text:p>
              </table:table-cell>
              <table:table-cell office:value-type="float" office:value="38943.4783333333">
                <text:p>38943.478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967.99">
                <text:p>38967.99</text:p>
              </table:table-cell>
              <table:table-cell office:value-type="float" office:value="38947.3033333333">
                <text:p>38947.303333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995.83">
                <text:p>38995.83</text:p>
              </table:table-cell>
              <table:table-cell office:value-type="float" office:value="38955.2466666667">
                <text:p>38955.2466666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024.96">
                <text:p>39024.96</text:p>
              </table:table-cell>
              <table:table-cell office:value-type="float" office:value="38974.38">
                <text:p>38974.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004.91">
                <text:p>39004.91</text:p>
              </table:table-cell>
              <table:table-cell office:value-type="float" office:value="38990.5766666667">
                <text:p>38990.5766666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989.25">
                <text:p>38989.25</text:p>
              </table:table-cell>
              <table:table-cell office:value-type="float" office:value="38994.94">
                <text:p>38994.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957.69">
                <text:p>38957.69</text:p>
              </table:table-cell>
              <table:table-cell office:value-type="float" office:value="38990.105">
                <text:p>38990.1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961.88">
                <text:p>38961.88</text:p>
              </table:table-cell>
              <table:table-cell office:value-type="float" office:value="38989.0866666667">
                <text:p>38989.0866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018.04">
                <text:p>39018.04</text:p>
              </table:table-cell>
              <table:table-cell office:value-type="float" office:value="38992.7883333333">
                <text:p>38992.788333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034.79">
                <text:p>39034.79</text:p>
              </table:table-cell>
              <table:table-cell office:value-type="float" office:value="38994.4266666667">
                <text:p>38994.4266666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037.63">
                <text:p>39037.63</text:p>
              </table:table-cell>
              <table:table-cell office:value-type="float" office:value="38999.88">
                <text:p>38999.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9040.03">
                <text:p>39040.03</text:p>
              </table:table-cell>
              <table:table-cell office:value-type="float" office:value="39008.3433333333">
                <text:p>39008.3433333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062.17">
                <text:p>39062.17</text:p>
              </table:table-cell>
              <table:table-cell office:value-type="float" office:value="39025.7566666667">
                <text:p>39025.75666666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024.55">
                <text:p>39024.55</text:p>
              </table:table-cell>
              <table:table-cell office:value-type="float" office:value="39036.2016666667">
                <text:p>39036.2016666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000.01">
                <text:p>39000.01</text:p>
              </table:table-cell>
              <table:table-cell office:value-type="float" office:value="39033.1966666667">
                <text:p>39033.1966666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9036.37">
                <text:p>39036.37</text:p>
              </table:table-cell>
              <table:table-cell office:value-type="float" office:value="39033.46">
                <text:p>39033.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9055.84">
                <text:p>39055.84</text:p>
              </table:table-cell>
              <table:table-cell office:value-type="float" office:value="39036.495">
                <text:p>39036.4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034.96">
                <text:p>39034.96</text:p>
              </table:table-cell>
              <table:table-cell office:value-type="float" office:value="39035.65">
                <text:p>39035.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9051.89">
                <text:p>39051.89</text:p>
              </table:table-cell>
              <table:table-cell office:value-type="float" office:value="39033.9366666667">
                <text:p>39033.93666666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005.17">
                <text:p>39005.17</text:p>
              </table:table-cell>
              <table:table-cell office:value-type="float" office:value="39030.7066666667">
                <text:p>39030.70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